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2pt" style:font-size-asian="12pt"/>
    </style:style>
    <style:style style:name="P2" style:family="paragraph" style:parent-style-name="Standard">
      <style:paragraph-properties fo:text-align="justify" style:justify-single-word="false"/>
      <style:text-properties style:font-name="Times New Roman" fo:font-size="12pt" style:font-size-asian="12pt"/>
    </style:style>
    <style:style style:name="P3" style:family="paragraph" style:parent-style-name="Standard">
      <style:paragraph-properties fo:text-align="justify" style:justify-single-word="false"/>
      <style:text-properties style:font-name="Times New Roman" fo:font-size="12pt" fo:background-color="#ffff00" style:font-size-asian="12pt"/>
    </style:style>
    <style:style style:name="P4" style:family="paragraph" style:parent-style-name="Standard">
      <style:paragraph-properties fo:text-align="justify" style:justify-single-word="false"/>
      <style:text-properties style:font-name="Times New Roman" fo:font-size="12pt" fo:font-style="italic" style:font-size-asian="12pt" style:font-style-asian="italic"/>
    </style:style>
    <style:style style:name="P5" style:family="paragraph" style:parent-style-name="Standard">
      <style:paragraph-properties fo:text-align="justify" style:justify-single-word="false"/>
    </style:style>
    <style:style style:name="P6" style:family="paragraph" style:parent-style-name="Standard" style:list-style-name="L1">
      <style:paragraph-properties fo:text-align="justify" style:justify-single-word="false"/>
    </style:style>
    <style:style style:name="P7" style:family="paragraph" style:parent-style-name="Standard">
      <style:paragraph-properties fo:margin-top="0.1665in" fo:margin-bottom="0.0417in" fo:text-align="center" style:justify-single-word="false"/>
      <style:text-properties style:font-name="Arial" fo:font-size="16pt" fo:font-weight="bold" style:font-size-asian="16pt" style:font-weight-asian="bold"/>
    </style:style>
    <style:style style:name="P8" style:family="paragraph" style:parent-style-name="Standard">
      <style:paragraph-properties fo:margin-top="0.1665in" fo:margin-bottom="0.0417in" fo:text-align="justify" style:justify-single-word="false"/>
      <style:text-properties style:font-name="Arial" fo:font-size="14pt" fo:font-style="italic" fo:font-weight="bold" style:font-size-asian="14pt" style:font-style-asian="italic" style:font-weight-asian="bold"/>
    </style:style>
    <style:style style:name="T1" style:family="text">
      <style:text-properties style:font-name="Times New Roman" fo:font-size="12pt" style:font-size-asian="12pt"/>
    </style:style>
    <style:style style:name="T2" style:family="text">
      <style:text-properties style:font-name="Times New Roman" fo:font-size="12pt" fo:font-style="italic" style:font-size-asian="12pt" style:font-style-asian="italic"/>
    </style:style>
    <style:style style:name="T3" style:family="text">
      <style:text-properties style:font-name="Times New Roman" fo:font-size="12pt" fo:font-style="italic" fo:font-weight="bold" style:font-size-asian="12pt" style:font-style-asian="italic" style:font-weight-asian="bold" style:font-weight-complex="bold"/>
    </style:style>
    <style:style style:name="T4" style:family="text">
      <style:text-properties fo:color="#0000ff" style:font-name="Times New Roman" fo:font-size="12pt" style:text-underline-style="solid" style:text-underline-width="auto" style:text-underline-color="font-color" style:font-size-asian="12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Introducing the BeanShell in Andiparos</text:p>
      <text:p text:style-name="P1">By Stephen de Vries</text:p>
      <text:p text:style-name="P2"/>
      <text:p text:style-name="P8">Introduction</text:p>
      <text:p text:style-name="P5"><text:span text:style-name="T1">The </text:span><text:a xlink:type="simple" xlink:href="http://www.beanshell.org/"><text:span text:style-name="T1">BeanShell</text:span></text:a><text:span text:style-name="T1"> is an interactive Java shell that can be used to execute BeanShell scripts. These scripts are a simplified form of Java that use many elements from Java syntax, but in a simpler scripting format. All Java code is also valid BeanShell code.</text:span></text:p>
      <text:p text:style-name="P5"><text:span text:style-name="T1">BeanShell integration in Andiparos enables you to write scripts using the Andiparos functions and data set. This can be a very powerful feature for analyzing web applications.</text:span></text:p>
      <text:p text:style-name="P8">BeanShell Console</text:p>
      <text:p text:style-name="P5"><text:span text:style-name="T1">The console is started from the </text:span><text:span text:style-name="T2">Tools</text:span><text:span text:style-name="T1"> menu, and contains a split screen where the top half is the interactive BeanShell console and the bottom half is a simple text editor. For complex scripts, you're encouraged to use a Java editor. <text:s/>Scripts can be loaded, saved and evaluated from the editor.</text:span></text:p>
      <text:p text:style-name="P2">When the BeanShell starts a number of objects from Andiparos are available for use, namely:</text:p>
      <text:list xml:id="list567910989" text:style-name="L1">
        <text:list-item>
          <text:p text:style-name="P6"><text:span text:style-name="T1">the </text:span><text:span text:style-name="T2">Model</text:span><text:span text:style-name="T1"> singleton, through the object named </text:span><text:span text:style-name="T3">model</text:span></text:p>
        </text:list-item>
        <text:list-item>
          <text:p text:style-name="P6"><text:span text:style-name="T1">the </text:span><text:span text:style-name="T2">SiteTree </text:span><text:span text:style-name="T1">tree of current sites through </text:span><text:span text:style-name="T3">sites</text:span></text:p>
        </text:list-item>
        <text:list-item>
          <text:p text:style-name="P6"><text:span text:style-name="T1">an instance of </text:span><text:span text:style-name="T2">HttpSender</text:span><text:span text:style-name="T1"> through the </text:span><text:span text:style-name="T3">sender</text:span><text:span text:style-name="T2"> </text:span><text:span text:style-name="T1">object</text:span></text:p>
        </text:list-item>
      </text:list>
      <text:p text:style-name="P8">Simple HTTP Request</text:p>
      <text:p text:style-name="P2">Let's start with a simple example of creating and sending an HTTP request directly in the interactive console:</text:p>
      <text:p text:style-name="P2"/>
      <text:p text:style-name="P2">The first thing you should notice about the BeanShell is that it's loosely typed. It's not necessary to declare variables before using them – this makes scripts a bit more concise than regular Java. But of course, if you did want to define the type you can.</text:p>
      <text:p text:style-name="P5"><text:span text:style-name="T1">To fully utilize the power of the BeanShell, you should familiarize yourself with Andiparos' internals. The </text:span><text:span text:style-name="T2">sender</text:span><text:span text:style-name="T1"> object is the same instance as is used by the </text:span><text:span text:style-name="T2">Manual Request Editor</text:span><text:span text:style-name="T1"> and will therefore automatically use proxy settings set in the Andiparos configuration.</text:span></text:p>
      <text:p text:style-name="P5"><text:span text:style-name="T1"/></text:p>
      <text:p text:style-name="P3">TODO: POST example</text:p>
      <text:p text:style-name="P8">Using the Site Map</text:p>
      <text:p text:style-name="P5"><text:span text:style-name="T1">For the next example, we'll do something a little more useful and typical: Iterate through all the site nodes and check for the existence of a file. A script has already been created that accomplishes this, choose </text:span><text:span text:style-name="T2">Load</text:span><text:span text:style-name="T1"> and select the </text:span><text:span text:style-name="T2">tree.bsh</text:span><text:span text:style-name="T1"> file. Before clicking </text:span><text:span text:style-name="T2">Evaluate</text:span><text:span text:style-name="T1">, first browse to a site through Paros to populate the tree:</text:span></text:p>
      <text:p text:style-name="P2"/>
      <text:p text:style-name="P2">Now click on evaluate to execute the script that's in the editor. If there are no errors, then you can now start using the object defined in the script by issuing these commands:</text:p>
      <text:p text:style-name="P2"/>
      <text:p text:style-name="P4">t = Tree();</text:p>
      <text:p text:style-name="P5"><text:span text:style-name="T2"/></text:p>
      <text:p text:style-name="P5"><text:span text:style-name="T1">Which constructs a new Tree object and assigns a reference to </text:span><text:span text:style-name="T2">t</text:span><text:span text:style-name="T1">.</text:span></text:p>
      <text:p text:style-name="P5"><text:span text:style-name="T1"/></text:p>
      <text:p text:style-name="P4">t.find(sites.getRoot(), "index.html");</text:p>
      <text:p text:style-name="P5"><text:span text:style-name="T2"/></text:p>
      <text:p text:style-name="P5"><text:span text:style-name="T1">Call the </text:span><text:span text:style-name="T2">find</text:span><text:span text:style-name="T1"> method on t, <text:s/>which takes a </text:span><text:span text:style-name="T2">SiteNode </text:span><text:span text:style-name="T1">as the first argument and a resource to find as the second. <text:s/>In this case, the method will iterate through all the nodes in the tree, because we started at </text:span><text:soft-page-break/><text:span text:style-name="T1">the root, and will find index.html files.</text:span></text:p>
      <text:p text:style-name="P2"/>
      <text:p text:style-name="P5"><text:span text:style-name="T1">Instead of iterating through all the nodes, we could choose to start a specific node by using the </text:span><text:span text:style-name="T2">findChild </text:span><text:span text:style-name="T1">method e.g.:</text:span></text:p>
      <text:p text:style-name="P2"/>
      <text:p text:style-name="P5"><text:span text:style-name="T1">This should give you some idea of the power of the BeanShell in Andiparos. But to fully exploit it, you'll need to familiarize yourself with the internal API and the BeanShell's features. The BeanShell has been setup so as to allow full access to </text:span><text:span text:style-name="T2">all</text:span><text:span text:style-name="T1"> internal objects and methods – even private ones.</text:span></text:p>
      <text:p text:style-name="P8">Tips:</text:p>
      <text:p text:style-name="P5"><text:span text:style-name="T1">Use the </text:span><text:span text:style-name="T2">unset(String)</text:span><text:span text:style-name="T1"> command to unset any declared variables, methods or objects. This is useful if you want to replace a method declaration in the current namespace. Note that the command takes a String argument, not an Object, so to unset the </text:span><text:span text:style-name="T2">t </text:span><text:span text:style-name="T1">object we used above, it should be: </text:span><text:span text:style-name="T2">unset(“t”);</text:span><text:span text:style-name="T1"> and not </text:span><text:span text:style-name="T2">unset(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non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fo:font-size="12pt" fo:language="en" fo:country="US" style:font-size-asian="12pt"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Using the BeanShell in Paros</dc:title>
    <meta:initial-creator>SdV</meta:initial-creator>
    <meta:document-statistic meta:table-count="0" meta:image-count="0" meta:object-count="0" meta:page-count="2" meta:paragraph-count="27" meta:word-count="576" meta:character-count="3354"/>
    <dc:date>2010-07-15T12:13:47</dc:date>
    <dc:creator>Axel Neumann</dc:creator>
    <meta:generator>OpenOffice.org/3.2$Unix OpenOffice.org_project/320m18$Build-9502</meta:generator>
  </office:meta>
</office:document-meta>
</file>